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508cm" loext:contextual-spacing="false" fo:break-before="page"/>
      <style:text-properties officeooo:rsid="000803cd" officeooo:paragraph-rsid="000803cd"/>
    </style:style>
    <style:style style:name="P2" style:family="paragraph" style:parent-style-name="Standard">
      <style:text-properties officeooo:rsid="00118af0" officeooo:paragraph-rsid="0009241a"/>
    </style:style>
    <style:style style:name="T1" style:family="text">
      <style:text-properties officeooo:rsid="00069a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changing global climate places shallow water ecosystems at more risk than those in the open ocean as their temperatures may change more rapidly and dramatically. To this end, it is necessary to identify the occurrence of extreme ocean temperature events — marine heatwaves (MHWs) and marine cold-spells (MCSs) — in the nearshore (&lt;400 m from the coastline) environment as they can have lasting ecological effects. The occurrence of MHWs have been investigated regionally, but no investigations of MCSs have yet to be carried out. A recently developed framework that defines these events in a novel way was applied to ocean temperature time series from i) a nearshore in situ dataset and ii) 1 ⁄ 4 ° NOAA Optimally Interpolated sea surface temperatures. Regional drivers due to nearshore influences (local-scale) and the forcing of two offshore ocean currents (broad-scale) on MHWs and MCSs were taken into account when the events detected in these two datasets were used to infer the links between offshore and nearshore temperatures in time and space. We show that MHWs and MCSs occur at least once a year on average but that proportions of co-occurrence of events between the broad- and local scales are low (0.20-0.50), with MHWs having greater proportions of co-occurrence than MCSs. The low rates of co-occurrence between the nearshore and offshore datasets show that drivers other than mesoscale ocean temperatures play a role in the occurrence of at least half of nearshore events. Significant differences in the duration and intensity of events between different coastal sections may be attributed to the effects of the interaction of oceanographic processes offshore, as well as with local features of the coast. The decadal trends in the occurrence of MHWs and MCSs in the offshore dataset show that generally MHWs are increasing there while MCSs are decreasing. This study represents an important first step in the analysis of the dynamics of events in nearshore environments, and their relationship with broad-scale influences.</text:p>
      <text:p text:style-name="P1">The availability of quality data is a constant issue plaguing all fields of research. Long term monitoring and data collection for environmental systems in South Africa has been limited and the temporal and spatial resolution of most datasets are sparse. This negatively affects the efficacy of any attempts at management of these systems. To this end our research team has aggregated all of the coastal in isitu seawater temperature time series available along the coast of South Africa so as to aid in the accurate data driven management of our coastal systems. These data are made freely available to all managers and researchers. The ease of access to these data is currently being improved by hosting them on the SAEON data access portal. Detailed on this poster one may find the meta-data for the South African Coastal Temperature Network (SACTN) and examples of the research already conducted with thes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2T15:24:36.997954252</meta:creation-date>
    <dc:date>2016-12-19T17:26:48.936633900</dc:date>
    <meta:editing-duration>PT16M33S</meta:editing-duration>
    <meta:editing-cycles>4</meta:editing-cycles>
    <meta:generator>LibreOffice/5.1.4.2$Linux_X86_64 LibreOffice_project/10m0$Build-2</meta:generator>
    <meta:document-statistic meta:table-count="0" meta:image-count="0" meta:object-count="0" meta:page-count="2" meta:paragraph-count="2" meta:word-count="473" meta:character-count="2957" meta:non-whitespace-character-count="2484"/>
  </office:meta>
</office:document-meta>
</file>